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JSONParserTest.test_error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JSONParserTest.test_double_in_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JSONParserTest.test_error7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JSONParserTest.test_error6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JSONParserTest.test_error1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JSONParserTest.test_error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JSONParserTest.test_error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JSONParserTest.tes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JSONParserTest.test_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